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B00000000823F845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0cm" fo:margin-top="0.106cm" fo:margin-bottom="0cm" style:contextual-spacing="false" fo:line-height="150%" fo:text-indent="0cm" style:auto-text-indent="false"/>
    </style:style>
    <style:style style:name="P2" style:family="paragraph" style:parent-style-name="Standard">
      <style:paragraph-properties fo:margin-left="-0.026cm" fo:margin-right="0cm" fo:margin-top="0.353cm" fo:margin-bottom="0cm" style:contextual-spacing="false" fo:line-height="150%" fo:text-indent="0cm" style:auto-text-indent="false"/>
    </style:style>
    <style:style style:name="P3" style:family="paragraph" style:parent-style-name="Standard">
      <style:paragraph-properties fo:margin-top="0.353cm" fo:margin-bottom="0cm" style:contextual-spacing="false" fo:line-height="150%"/>
    </style:style>
    <style:style style:name="P4" style:family="paragraph" style:parent-style-name="Standard">
      <style:paragraph-properties fo:margin-left="2.54cm" fo:margin-right="0cm" fo:margin-top="0.353cm" fo:margin-bottom="0cm" style:contextual-spacing="false" fo:line-height="150%" fo:text-indent="1.27cm" style:auto-text-indent="false"/>
    </style:style>
    <style:style style:name="P5" style:family="paragraph" style:parent-style-name="Standard" style:master-page-name="Standard">
      <style:paragraph-properties fo:margin-left="-0.026cm" fo:margin-right="0cm" fo:margin-top="0cm" fo:margin-bottom="0cm" style:contextual-spacing="false" fo:line-height="100%" fo:text-indent="0cm" style:auto-text-indent="false" style:page-number="1"/>
      <style:text-properties fo:color="#666666" style:font-name="Economica" fo:font-size="14pt" style:font-name-asian="Economica1" style:font-size-asian="14pt" style:font-name-complex="Economica1" style:font-size-complex="14pt"/>
    </style:style>
    <style:style style:name="P6" style:family="paragraph" style:parent-style-name="Standard">
      <style:paragraph-properties fo:margin-left="-0.026cm" fo:margin-right="0cm" fo:margin-top="0.106cm" fo:margin-bottom="0cm" style:contextual-spacing="false" fo:line-height="150%" fo:text-indent="0cm" style:auto-text-indent="false"/>
      <style:text-properties style:font-name="Open Sans" fo:font-size="12pt" style:font-name-asian="Open Sans1" style:font-size-asian="12pt" style:font-name-complex="Open Sans1" style:font-size-complex="12pt"/>
    </style:style>
    <style:style style:name="P7" style:family="paragraph" style:parent-style-name="Standard">
      <style:paragraph-properties fo:margin-left="-0.026cm" fo:margin-right="0cm" fo:margin-top="0.353cm" fo:margin-bottom="0cm" style:contextual-spacing="false" fo:line-height="150%" fo:text-indent="0cm" style:auto-text-indent="false"/>
      <style:text-properties style:font-name="Open Sans" style:font-name-asian="Open Sans1" style:font-name-complex="Open Sans1"/>
    </style:style>
    <style:style style:name="P8" style:family="paragraph" style:parent-style-name="Standard">
      <style:paragraph-properties fo:margin-left="-0.026cm" fo:margin-right="0cm" fo:margin-top="0.353cm" fo:margin-bottom="0cm" style:contextual-spacing="false" fo:line-height="150%" fo:text-indent="0cm" style:auto-text-indent="false"/>
      <style:text-properties style:font-name="Open Sans" fo:font-weight="bold" style:font-name-asian="Open Sans1" style:font-weight-asian="bold" style:font-name-complex="Open Sans1"/>
    </style:style>
    <style:style style:name="P9" style:family="paragraph" style:parent-style-name="Standard">
      <style:paragraph-properties fo:margin-top="0.353cm" fo:margin-bottom="0cm" style:contextual-spacing="false" fo:line-height="150%"/>
      <style:text-properties style:font-name="Open Sans" fo:font-weight="bold" style:font-name-asian="Open Sans1" style:font-weight-asian="bold" style:font-name-complex="Open Sans1"/>
    </style:style>
    <style:style style:name="P10" style:family="paragraph" style:parent-style-name="Standard">
      <style:paragraph-properties fo:margin-top="0.353cm" fo:margin-bottom="0cm" style:contextual-spacing="false" fo:line-height="150%"/>
      <style:text-properties style:font-name="Open Sans" style:font-name-asian="Open Sans1" style:font-name-complex="Open Sans1"/>
    </style:style>
    <style:style style:name="P11" style:family="paragraph" style:parent-style-name="Standard" style:list-style-name="WWNum1">
      <style:paragraph-properties fo:margin-left="1.27cm" fo:margin-right="0cm" fo:margin-top="0.353cm" fo:margin-bottom="0cm" style:contextual-spacing="true" fo:line-height="150%" fo:text-indent="-0.635cm" style:auto-text-indent="false"/>
      <style:text-properties style:font-name="Open Sans" style:font-name-asian="Open Sans1" style:font-name-complex="Open Sans1"/>
    </style:style>
    <style:style style:name="P12" style:family="paragraph" style:parent-style-name="Standard" style:list-style-name="WWNum2">
      <style:paragraph-properties fo:margin-left="1.27cm" fo:margin-right="0cm" fo:margin-top="0.353cm" fo:margin-bottom="0cm" style:contextual-spacing="true" fo:line-height="150%" fo:text-indent="-0.635cm" style:auto-text-indent="false"/>
      <style:text-properties style:font-name="Open Sans" style:font-name-asian="Open Sans1" style:font-name-complex="Open Sans1"/>
    </style:style>
    <style:style style:name="P13" style:family="paragraph" style:parent-style-name="Standard">
      <style:paragraph-properties fo:margin-left="1.27cm" fo:margin-right="0cm" fo:margin-top="0.353cm" fo:margin-bottom="0cm" style:contextual-spacing="true" fo:line-height="150%" fo:text-indent="-0.635cm" style:auto-text-indent="false"/>
      <style:text-properties style:font-name="Open Sans" officeooo:paragraph-rsid="00174db7" style:font-name-asian="Open Sans1" style:font-name-complex="Open Sans1"/>
    </style:style>
    <style:style style:name="P14" style:family="paragraph" style:parent-style-name="Standard" style:list-style-name="WWNum2">
      <style:paragraph-properties fo:margin-left="2.54cm" fo:margin-right="0cm" fo:margin-top="0.353cm" fo:margin-bottom="0cm" style:contextual-spacing="true" fo:line-height="150%" fo:text-indent="-0.635cm" style:auto-text-indent="false"/>
      <style:text-properties style:font-name="Open Sans" style:font-name-asian="Open Sans1" style:font-name-complex="Open Sans1"/>
    </style:style>
    <style:style style:name="P15" style:family="paragraph" style:parent-style-name="Standard">
      <style:paragraph-properties fo:margin-left="1.27cm" fo:margin-right="0cm" fo:margin-top="0.353cm" fo:margin-bottom="0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16" style:family="paragraph" style:parent-style-name="Standard">
      <style:paragraph-properties fo:margin-left="1.27cm" fo:margin-right="0cm" fo:margin-top="0.353cm" fo:margin-bottom="0cm" style:contextual-spacing="false" fo:line-height="150%" fo:text-indent="0cm" style:auto-text-indent="false"/>
      <style:text-properties style:font-name="Open Sans" style:font-name-asian="Open Sans1" style:font-name-complex="Open Sans1"/>
    </style:style>
    <style:style style:name="P1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Open Sans" style:font-name-asian="Open Sans1" style:font-name-complex="Open Sans1"/>
    </style:style>
    <style:style style:name="P18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/>
      <style:text-properties style:font-name="Open Sans" fo:font-weight="bold" style:font-name-asian="Open Sans1" style:font-weight-asian="bold" style:font-name-complex="Open Sans1"/>
    </style:style>
    <style:style style:name="P19" style:family="paragraph" style:parent-style-name="Standard">
      <style:paragraph-properties fo:margin-left="2.54cm" fo:margin-right="0cm" fo:margin-top="0.353cm" fo:margin-bottom="0cm" style:contextual-spacing="false" fo:line-height="100%" fo:text-indent="1.27cm" style:auto-text-indent="false"/>
      <style:text-properties style:font-name="Open Sans" style:font-name-asian="Open Sans1" style:font-name-complex="Open Sans1"/>
    </style:style>
    <style:style style:name="P20" style:family="paragraph" style:parent-style-name="Heading_20_1">
      <style:paragraph-properties fo:margin-left="-0.026cm" fo:margin-right="0cm" fo:margin-top="0.212cm" fo:margin-bottom="0cm" style:contextual-spacing="false" fo:line-height="150%" fo:keep-together="auto" fo:text-indent="0cm" style:auto-text-indent="false" fo:keep-with-next="auto"/>
      <style:text-properties style:font-name="Open Sans" fo:font-size="11pt" fo:font-weight="bold" style:font-name-asian="Open Sans1" style:font-size-asian="11pt" style:font-weight-asian="bold" style:font-name-complex="Open Sans1" style:font-size-complex="11pt"/>
    </style:style>
    <style:style style:name="P21" style:family="paragraph" style:parent-style-name="Title">
      <style:paragraph-properties fo:margin-left="0cm" fo:margin-right="0cm" fo:margin-top="0cm" fo:margin-bottom="0cm" style:contextual-spacing="false" fo:line-height="100%" fo:keep-together="auto" fo:text-indent="0.026cm" style:auto-text-indent="false" fo:keep-with-next="auto"/>
      <style:text-properties style:font-name="Economica" fo:font-size="30pt" fo:font-weight="bold" style:font-name-asian="Economica1" style:font-size-asian="30pt" style:font-weight-asian="bold" style:font-name-complex="Economica1" style:font-size-complex="30pt"/>
    </style:style>
    <style:style style:name="P22" style:family="paragraph" style:parent-style-name="Subtitle">
      <style:paragraph-properties fo:margin-left="-0.026cm" fo:margin-right="0cm" fo:margin-top="0cm" fo:margin-bottom="0cm" style:contextual-spacing="false" fo:line-height="100%" fo:keep-together="auto" fo:text-indent="0cm" style:auto-text-indent="false" fo:keep-with-next="auto"/>
      <style:text-properties fo:color="#000000" style:font-name="Economica" fo:font-size="30pt" style:font-name-asian="Economica1" style:font-size-asian="30pt" style:font-name-complex="Economica1" style:font-size-complex="3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LP - Natural language Processing</text:p>
      <text:p text:style-name="P21"><text:bookmark text:name="_mbjsiz6n6jlo"/>Assignment : 04</text:p>
      <text:p text:style-name="P22"><text:bookmark text:name="_vb8p0lepu9vn"/>POS Tagging using Viterbi</text:p>
      <text:p text:style-name="P6"><text:tab/></text:p>
      <text:p text:style-name="P6"><text:tab/><text:tab/><text:tab/><text:tab/><text:tab/><text:tab/> <text:s text:c="9"/>By: Ayushi Gupta (20162312) (MS - CSE)</text:p>
      <text:p text:style-name="P1"><draw:frame draw:style-name="fr1" draw:name="image01.png" text:anchor-type="as-char" svg:width="16.51cm" svg:height="0.106cm" draw:z-index="0"><draw:image xlink:href="Pictures/10000201000004B00000000823F845C3.png" xlink:type="simple" xlink:show="embed" xlink:actuate="onLoad"/><svg:title>horizontal line</svg:title></draw:frame></text:p>
      <text:p text:style-name="P20"><text:bookmark text:name="_53cgtrkwsuoh"/>Problem Statement:</text:p>
      <text:p text:style-name="P7">Task description : Part-of-Speech is a lexical property attributed to each word in a sentence. POS is generally the first layer of abstraction applied for any NLP task. This allows us to look at different words in a similar context because they have the same POS category.</text:p>
      <text:p text:style-name="P7">The task involves this :</text:p>
      <text:p text:style-name="P7"><text:tab/>- You will be given a sentence (S)</text:p>
      <text:p text:style-name="P7"><text:tab/>- Tokenize (S) into a word sequence (Ws) {Please use the tokenizer you have already developed}</text:p>
      <text:p text:style-name="P7"><text:tab/>- For each word (w) use the HMM to produce a tag (t)</text:p>
      <text:p text:style-name="P7"><text:tab/>- Finally output a tag sequence (T)</text:p>
      <text:p text:style-name="P7"><text:tab/></text:p>
      <text:p text:style-name="P8">Solution:</text:p>
      <text:p text:style-name="P8">Step1: </text:p>
      <text:p text:style-name="P7">Brown corpus downloaded from below nltk link: http://www.nltk.org/howto/corpus.html#tagged-corpora</text:p>
      <text:p text:style-name="P2"/>
      <text:p text:style-name="P2"/>
      <text:p text:style-name="P9"><text:soft-page-break/>Step2:</text:p>
      <text:p text:style-name="P10">Divided brown corpus in training and testing dataset.</text:p>
      <text:p text:style-name="P10">80%- training</text:p>
      <text:p text:style-name="P10">20% - testing</text:p>
      <text:p text:style-name="P3"/>
      <text:p text:style-name="P9">Step3:</text:p>
      <text:p text:style-name="P9">PART1: Training</text:p>
      <text:list xml:id="list2404823198103480308" text:style-name="WWNum1">
        <text:list-item>
          <text:p text:style-name="P11">Read tagged corpus</text:p>
        </text:list-item>
        <text:list-item>
          <text:p text:style-name="P11">Tokenize the tagged corpus</text:p>
        </text:list-item>
        <text:list-item>
          <text:p text:style-name="P11">Find all bi-grams in training dataset.</text:p>
        </text:list-item>
        <text:list-item>
          <text:p text:style-name="P11">Find list of all words and tags in training corpus.</text:p>
        </text:list-item>
        <text:list-item>
          <text:p text:style-name="P11">Compute P(ti|ti-1) (transition probability)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list xml:id="list131227472957906" text:continue-numbering="true" text:style-name="WWNum1">
        <text:list-item>
          <text:p text:style-name="P11">Compute P(w|t) (emission probability)</text:p>
        </text:list-item>
        <text:list-item>
          <text:p text:style-name="P11">Find probability of every tag being a starting tag</text:p>
        </text:list-item>
      </text:list>
      <text:p text:style-name="P9">PART2 : Testing</text:p>
      <text:list xml:id="list4880616429399102859" text:style-name="WWNum2">
        <text:list-item>
          <text:p text:style-name="P12">Read test data</text:p>
        </text:list-item>
        <text:list-item>
          <text:p text:style-name="P12">For each sentence</text:p>
          <text:list>
            <text:list-item>
              <text:p text:style-name="P14">Using emission and transition probabilities, list of all possible tags and words computed on training data using viterbi algorithm find max probability path of tags <text:s/></text:p>
            </text:list-item>
          </text:list>
        </text:list-item>
        <text:list-item>
          <text:p text:style-name="P12">Compute efficiency of code. </text:p>
        </text:list-item>
      </text:list>
      <text:p text:style-name="P15">For each sentence :<text:tab/></text:p>
      <text:p text:style-name="P17"><text:tab/><text:tab/>For every word:</text:p>
      <text:p text:style-name="P19">If computed_tag==actual_tag:</text:p>
      <text:p text:style-name="P19"><text:tab/>correct+=1</text:p>
      <text:p text:style-name="P19">Total +=1</text:p>
      <text:p text:style-name="P17"><text:soft-page-break/><text:tab/>efficiency=(correct/total)*100</text:p>
      <text:p text:style-name="P18">EXPERIMENTAL RESULTS:</text:p>
      <text:p text:style-name="P17"/>
      <text:p text:style-name="P4"/>
      <text:p text:style-name="P16"><text:tab/><text:tab/></text:p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Economica1" svg:font-family="Economica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font-name="Open Sans" fo:font-family="'Open Sans'" style:font-family-generic="roman" style:font-pitch="variable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6-10-27T13:12:25.518104475</dc:date>
    <meta:editing-duration>PT7M21S</meta:editing-duration>
    <meta:editing-cycles>5</meta:editing-cycles>
    <meta:document-statistic meta:table-count="0" meta:image-count="1" meta:object-count="0" meta:page-count="3" meta:paragraph-count="43" meta:word-count="248" meta:character-count="1545" meta:non-whitespace-character-count="1314"/>
  </office:meta>
</office:document-meta>
</file>